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-Bold" svg:font-family="OpenSans-Bold" style:font-family-generic="roman" style:font-pitch="variable"/>
    <style:font-face style:name="OpenSans-Regular" svg:font-family="OpenSans-Regular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Heading_20_3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20b92c" officeooo:paragraph-rsid="0020b92c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31a3c4"/>
    </style:style>
    <style:style style:name="P6" style:family="paragraph" style:parent-style-name="Text_20_body">
      <style:text-properties officeooo:paragraph-rsid="00265ab2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 style:list-style-name="L2">
      <style:text-properties fo:font-weight="normal" style:font-weight-asian="normal" style:font-weight-complex="normal"/>
    </style:style>
    <style:style style:name="P9" style:family="paragraph" style:parent-style-name="Text_20_body">
      <style:text-properties fo:font-weight="normal" officeooo:rsid="00340352" officeooo:paragraph-rsid="00340352" style:font-weight-asian="normal" style:font-weight-complex="normal"/>
    </style:style>
    <style:style style:name="P10" style:family="paragraph" style:parent-style-name="Text_20_body" style:list-style-name="L3">
      <style:text-properties fo:font-weight="normal" officeooo:rsid="00340352" officeooo:paragraph-rsid="00340352" style:font-weight-asian="normal" style:font-weight-complex="normal"/>
    </style:style>
    <style:style style:name="P11" style:family="paragraph" style:parent-style-name="Text_20_body" style:list-style-name="L4">
      <style:text-properties fo:font-weight="normal" officeooo:rsid="00340352" officeooo:paragraph-rsid="00340352" style:font-weight-asian="normal" style:font-weight-complex="normal"/>
    </style:style>
    <style:style style:name="P12" style:family="paragraph" style:parent-style-name="Title">
      <style:text-properties officeooo:paragraph-rsid="001f427a"/>
    </style:style>
    <style:style style:name="T1" style:family="text">
      <style:text-properties officeooo:rsid="001f42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427a" style:font-weight-asian="bold" style:font-weight-complex="bold"/>
    </style:style>
    <style:style style:name="T4" style:family="text">
      <style:text-properties fo:font-weight="bold" officeooo:rsid="002643d4" style:font-weight-asian="bold" style:font-weight-complex="bold"/>
    </style:style>
    <style:style style:name="T5" style:family="text">
      <style:text-properties fo:font-weight="bold" officeooo:rsid="00265ab2" style:font-weight-asian="bold" style:font-weight-complex="bold"/>
    </style:style>
    <style:style style:name="T6" style:family="text">
      <style:text-properties fo:font-weight="bold" officeooo:rsid="0028d72e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643d4" style:font-weight-asian="normal" style:font-weight-complex="normal"/>
    </style:style>
    <style:style style:name="T9" style:family="text">
      <style:text-properties fo:font-weight="normal" officeooo:rsid="00265ab2" style:font-weight-asian="normal" style:font-weight-complex="normal"/>
    </style:style>
    <style:style style:name="T10" style:family="text">
      <style:text-properties officeooo:rsid="00265ab2"/>
    </style:style>
    <style:style style:name="T11" style:family="text">
      <style:text-properties officeooo:rsid="0028d72e"/>
    </style:style>
    <style:style style:name="T12" style:family="text">
      <style:text-properties officeooo:rsid="0029f6f9"/>
    </style:style>
    <style:style style:name="T13" style:family="text">
      <style:text-properties officeooo:rsid="002becef"/>
    </style:style>
    <style:style style:name="T14" style:family="text">
      <style:text-properties officeooo:rsid="002da8cd"/>
    </style:style>
    <style:style style:name="T15" style:family="text">
      <style:text-properties officeooo:rsid="002f05fd"/>
    </style:style>
    <style:style style:name="T16" style:family="text">
      <style:text-properties officeooo:rsid="0031a3c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ENGUA<text:span text:style-name="T1">J</text:span>E DE MARCAS</text:p>
      <text:p text:style-name="Standard"/>
      <text:p text:style-name="Standard"><text:span text:style-name="T3">Que es el lenguaje de marcas:</text:span><text:span text:style-name="T1"> es un modo de codificar un documento de texto </text:span>donde junto al contenido se incluyen etiquetas, marcas o anotaciones con el fin de añadir información relativa a la estructura del texto o su formato de presentación.</text:p>
      <text:p text:style-name="Standard"/>
      <text:p text:style-name="P3">El lenguaje de marcas no es un lenguaje de programación pero puede contener partes de códigos de otros lenguajes de programación.</text:p>
      <text:p text:style-name="P3"/>
      <text:h text:style-name="Heading_20_3" text:outline-level="3" text:is-list-header="true">Características Generales</text:h>
      <text:p text:style-name="Text_20_body"/>
      <text:p text:style-name="Text_20_body">● <text:span text:style-name="T2">Uso del texto plano:</text:span> Los documentos pueden ser editados con cualquier procesador</text:p>
      <text:p text:style-name="Text_20_body">de textos.</text:p>
      <text:p text:style-name="Text_20_body">● <text:span text:style-name="T2">Es un Lenguaje compacto: </text:span>Las etiquetas de marcas se mezclan con el contenido del</text:p>
      <text:p text:style-name="Text_20_body">mismo.</text:p>
      <text:p text:style-name="Text_20_body">● <text:span text:style-name="T2">Facilidad de procesamiento:</text:span> Fácil desarrollar lenguajes especializados en función</text:p>
      <text:p text:style-name="Text_20_body">del tipo de documento, fáciles de comprender, de aprender.</text:p>
      <text:p text:style-name="Text_20_body">● <text:span text:style-name="T2">Flexibilidad:</text:span> Posibilidad de combinación con otros lenguajes. </text:p>
      <text:p text:style-name="P6"><text:span text:style-name="T4">DT</text:span><text:span text:style-name="T5">D</text:span><text:span text:style-name="T4"> “</text:span><text:span text:style-name="T5">Document Type Definition</text:span><text:span text:style-name="T4">”:</text:span><text:span text:style-name="T8"> </text:span><text:span text:style-name="T9">Todos los lenguajes de marcas están definidos en un DTD. En este se establecen las marcas, los elementos utilizados por el lenguaje las etiquetas correspondientes, atributos, su sintaxis y normas de uso. </text:span></text:p>
      <text:h text:style-name="P2" text:outline-level="3" text:is-list-header="true"/>
      <text:h text:style-name="P2" text:outline-level="3" text:is-list-header="true"><text:span text:style-name="T10">T</text:span>ipos de Lengua<text:span text:style-name="T11">je:</text:span></text:h>
      <text:p text:style-name="Text_20_body"><text:span text:style-name="T6"/></text:p>
      <text:list xml:id="list1488991890" text:style-name="L1">
        <text:list-item>
          <text:p text:style-name="P4"><text:span text:style-name="T2">Lenguajes de presentación:</text:span> Define el formato del texto. <text:s/><text:span text:style-name="T12">O</text:span>culta<text:span text:style-name="T12">n</text:span> las etiquetas y m<text:span text:style-name="T12">uestran</text:span> al usuario el texto con su formato. <text:span text:style-name="T13">Ej: RTF(Rich Text Format).</text:span></text:p>
        </text:list-item>
        <text:list-item>
          <text:p text:style-name="P4"><text:span text:style-name="T2">Lenguajes de procedimientos:</text:span> Orientado a la presentación pero, además, el programa que representa el documento <text:span text:style-name="T14">y interpreta y pone en practica lo puesto en las etiquetas.</text:span></text:p>
          <text:p text:style-name="P4"><text:span text:style-name="T15">Ej: </text:span>LaTeX <text:span text:style-name="T15">y HTML.</text:span></text:p>
        </text:list-item>
        <text:list-item>
          <text:p text:style-name="P5"><text:span text:style-name="T2">Lenguajes descriptivos o semánticos:</text:span> Describen las partes en las que se estructura el documento, definen su contenido, pero sin especificar cómo deben representarse. </text:p>
          <text:p text:style-name="P5"><text:span text:style-name="T16">Ej: XML (eXtensible Markup Language)</text:span></text:p>
        </text:list-item>
      </text:list>
      <text:h text:style-name="Heading_20_2" text:outline-level="2" text:is-list-header="true"><text:span text:style-name="T6"/></text:h>
      <text:h text:style-name="Heading_20_2" text:outline-level="2" text:is-list-header="true"><text:span text:style-name="T6"/></text:h>
      <text:h text:style-name="P1" text:outline-level="2" text:is-list-header="true"><text:span text:style-name="T6">E</text:span><text:span text:style-name="T2">volución</text:span></text:h>
      <text:p text:style-name="Text_20_body"><text:span text:style-name="T2"/></text:p>
      <text:list text:style-name="L2">
        <text:list-item>
          <text:p text:style-name="P8"><text:span text:style-name="T2">GML</text:span>: Generalized Markup Language.</text:p>
        </text:list-item>
        <text:list-item>
          <text:p text:style-name="P8"><text:span text:style-name="T2">SGML</text:span>: Standart Generalized Markup Lang.</text:p>
        </text:list-item>
        <text:list-item>
          <text:p text:style-name="P8"><text:span text:style-name="T2">HTML</text:span>: HyperText Markup Language.</text:p>
        </text:list-item>
        <text:list-item>
          <text:p text:style-name="P8"><text:span text:style-name="T2">XML</text:span>: eXtensible Markup Language.</text:p>
        </text:list-item>
        <text:list-item>
          <text:p text:style-name="P8"><text:span text:style-name="T2">XHTML</text:span>: eXtensible HyperText Markup Lang.</text:p>
        </text:list-item>
        <text:list-item>
          <text:p text:style-name="P8"><text:span text:style-name="T2">HTML 5</text:span>: HTML semántico. Las etiquetas de presentación quedan obsoletas</text:p>
        </text:list-item>
      </text:list>
      <text:p text:style-name="P7"/>
      <text:h text:style-name="Heading_20_3" text:outline-level="3" text:is-list-header="true">DESVENTAJAS HTML</text:h>
      <text:list xml:id="list1715455707" text:style-name="L3">
        <text:list-item>
          <text:p text:style-name="P10">No soporta tareas de impresión y diseño.</text:p>
        </text:list-item>
        <text:list-item>
          <text:p text:style-name="P10">El lenguaje no es flexible, ya que las etiquetas son limitadas.</text:p>
        </text:list-item>
        <text:list-item>
          <text:p text:style-name="P10">No permite mostrar contenido dinámico.</text:p>
        </text:list-item>
        <text:list-item>
          <text:p text:style-name="P10">La estructura y el diseño están mezclados en el documento</text:p>
        </text:list-item>
      </text:list>
      <text:p text:style-name="P9"/>
      <text:h text:style-name="Heading_20_3" text:outline-level="3" text:is-list-header="true">VENTAJAS XML</text:h>
      <text:list xml:id="list854418485" text:style-name="L4">
        <text:list-item>
          <text:p text:style-name="P11">Permitir definir etiquetas propias.</text:p>
        </text:list-item>
        <text:list-item>
          <text:p text:style-name="P11">Permitir asignar atributos a las etiquetas.</text:p>
        </text:list-item>
        <text:list-item>
          <text:p text:style-name="P11">Utilizar un esquema para definir de forma exacta las etiquetas y los atributos.</text:p>
        </text:list-item>
        <text:list-item>
          <text:p text:style-name="P11">La estructura y el diseño son independient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-Bold" svg:font-family="OpenSans-Bold" style:font-family-generic="roman" style:font-pitch="variable"/>
    <style:font-face style:name="OpenSans-Regular" svg:font-family="OpenSans-Regular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2T18:01:26.894000000</meta:creation-date>
    <meta:generator>LibreOffice/7.4.3.2$Windows_X86_64 LibreOffice_project/1048a8393ae2eeec98dff31b5c133c5f1d08b890</meta:generator>
    <dc:date>2023-11-22T20:22:40.776000000</dc:date>
    <meta:editing-duration>PT36M40S</meta:editing-duration>
    <meta:editing-cycles>4</meta:editing-cycles>
    <meta:document-statistic meta:table-count="0" meta:image-count="0" meta:object-count="0" meta:page-count="2" meta:paragraph-count="35" meta:word-count="366" meta:character-count="2302" meta:non-whitespace-character-count="1986"/>
  </office:meta>
</office:document-meta>
</file>